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fo:font-weight="bold" style:font-size-asian="22pt" style:font-weight-asian="bold" style:font-size-complex="25.1000003814697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1年6月18日上午，在神的看顾保守带领之下，让我成功掌握熟悉了科学上网的整个流程。</text:p>
      <text:p text:style-name="P1">事情是这样的。首先，得拥有一个节点订阅链接。</text:p>
      <text:p text:style-name="P1"/>
      <text:p text:style-name="P1">这个我已经准备好了，就在谷歌硬盘上。紧接着就着手下载测速软件，地址是自动检测节点工具</text:p>
      <text:p text:style-name="P1"/>
      <text:p text:style-name="P1">https://github.com/wuxinqi/zidong</text:p>
      <text:p text:style-name="P1"/>
      <text:p text:style-name="P1">下载解压安装后备用。下面是代理池节点信息供参考使用。</text:p>
      <text:p text:style-name="P1"/>
      <text:p text:style-name="P1">https://hello.stgod.com/clash/config</text:p>
      <text:p text:style-name="P1"/>
      <text:p text:style-name="P1">https://jiedian.faka77.tk/clash/config</text:p>
      <text:p text:style-name="P1"/>
      <text:p text:style-name="P1">https://www.qunima.cc/clash/config</text:p>
      <text:p text:style-name="P1"/>
      <text:p text:style-name="P1">https://hm2019721.ml/clash/config</text:p>
      <text:p text:style-name="P1"/>
      <text:p text:style-name="P1">http://8.136.5.236/clash/config</text:p>
      <text:p text:style-name="P1"/>
      <text:p text:style-name="P1">https://1rmb.tk/clash/config</text:p>
      <text:p text:style-name="P1"/>
      <text:p text:style-name="P1">https://etproxypool.cf/clash/config</text:p>
      <text:p text:style-name="P1"/>
      <text:p text:style-name="P1"><text:soft-page-break/>https://free.kingfu.cf/clash/config</text:p>
      <text:p text:style-name="P1"/>
      <text:p text:style-name="P1">https://www.qunima.cc/clash/config</text:p>
      <text:p text:style-name="P1"/>
      <text:p text:style-name="P1"/>
      <text:p text:style-name="P1"/>
      <text:p text:style-name="P1">以上为 clash订阅链接</text:p>
      <text:p text:style-name="P1"/>
      <text:p text:style-name="P1">https://sspool.herokuapp.com/</text:p>
      <text:p text:style-name="P1"/>
      <text:p text:style-name="P1">以下为代理池信息</text:p>
      <text:p text:style-name="P1"/>
      <text:p text:style-name="P1">https://sspool.herokuapp.com</text:p>
      <text:p text:style-name="P1"/>
      <text:p text:style-name="P1">https://www.clashpool.ml/</text:p>
      <text:p text:style-name="P1"/>
      <text:p text:style-name="P1">http://emby.luoml.eu.org/</text:p>
      <text:p text:style-name="P1"/>
      <text:p text:style-name="P1">http://60.205.189.25/</text:p>
      <text:p text:style-name="P1"/>
      <text:p text:style-name="P1">https://1rmb.tk/</text:p>
      <text:p text:style-name="P1"/>
      <text:p text:style-name="P1">https://free.kingfu.cf/</text:p>
      <text:p text:style-name="P1"/>
      <text:p text:style-name="P1">https://www.qunima.cc/</text:p>
      <text:p text:style-name="P1"><text:soft-page-break/></text:p>
      <text:p text:style-name="P1">https://free886.herokuapp.com/</text:p>
      <text:p text:style-name="P1"/>
      <text:p text:style-name="P1">https://upan.tk</text:p>
      <text:p text:style-name="P1"/>
      <text:p text:style-name="P1">以下为具体ss-ssr-vmess-trojan信息</text:p>
      <text:p text:style-name="P1"/>
      <text:p text:style-name="P1">SS<text:tab/>https://www.qunima.cc/ss/sub</text:p>
      <text:p text:style-name="P1"/>
      <text:p text:style-name="P1">ss-sip002<text:tab/>https://www.qunima.cc/sip002/sub</text:p>
      <text:p text:style-name="P1"/>
      <text:p text:style-name="P1">ssr https://www.qunima.cc/ssr/sub<text:tab/></text:p>
      <text:p text:style-name="P1"/>
      <text:p text:style-name="P1">虚拟机 https://www.qunima.cc/vmess/sub</text:p>
      <text:p text:style-name="P1"/>
      <text:p text:style-name="P1">木马 https://www.qunima.cc/trojan/sub</text:p>
      <text:p text:style-name="P1"/>
      <text:p text:style-name="P1">所有节点 https://free.kingfu.cf/clash/proxies</text:p>
      <text:p text:style-name="P1"/>
      <text:p text:style-name="P1">筛选节点示例 https://free.kingfu.cf/clash/proxies?c=CN,HK,TW&amp;speed=15,30&amp;type=ss</text:p>
      <text:p text:style-name="P1"/>
      <text:p text:style-name="P1">https://free.kingfu.cf/clash/proxies?filter=1</text:p>
      <text:p text:style-name="P1"/>
      <text:p text:style-name="P1"><text:soft-page-break/>所有节点</text:p>
      <text:p text:style-name="P1"/>
      <text:p text:style-name="P1">https://free.kingfu.cf/clash/proxies</text:p>
      <text:p text:style-name="P1"/>
      <text:p text:style-name="P1">https://etproxypool.cf/clash/proxies</text:p>
      <text:p text:style-name="P1"/>
      <text:p text:style-name="P1">ss https://free.kingfu.cf/ss/sub</text:p>
      <text:p text:style-name="P1"/>
      <text:p text:style-name="P1">ss-sip002<text:tab/>https://free.kingfu.cf/sip002/sub</text:p>
      <text:p text:style-name="P1"/>
      <text:p text:style-name="P1">ssr https://free.kingfu.cf/ssr/sub</text:p>
      <text:p text:style-name="P1"/>
      <text:p text:style-name="P1">vmess https://free.kingfu.cf/vmess/sub</text:p>
      <text:p text:style-name="P1"/>
      <text:p text:style-name="P1">trojan https://free.kingfu.cf/trojan/sub</text:p>
      <text:p text:style-name="P1"/>
      <text:p text:style-name="P1">SS<text:tab/>https://www.qunima.cc/ss/sub</text:p>
      <text:p text:style-name="P1"/>
      <text:p text:style-name="P1">ss-sip002<text:tab/>https://www.qunima.cc/sip002/sub</text:p>
      <text:p text:style-name="P1"/>
      <text:p text:style-name="P1">ssr https://www.qunima.cc/ssr/sub<text:tab/></text:p>
      <text:p text:style-name="P1"/>
      <text:p text:style-name="P1">虚拟机 https://www.qunima.cc/vmess/sub</text:p>
      <text:p text:style-name="P1"/>
      <text:p text:style-name="P1">木马 https://www.qunima.cc/trojan/sub</text:p>
      <text:p text:style-name="P1"><text:soft-page-break/></text:p>
      <text:p text:style-name="P1">ss https://etproxypool.cf/ss/sub</text:p>
      <text:p text:style-name="P1"/>
      <text:p text:style-name="P1">ss-sip002<text:tab/>https://etproxypool.cf/sip002/sub</text:p>
      <text:p text:style-name="P1"/>
      <text:p text:style-name="P1">ssr https://etproxypool.cf/ssr/sub</text:p>
      <text:p text:style-name="P1"/>
      <text:p text:style-name="P1">vmess https://etproxypool.cf/vmess/sub</text:p>
      <text:p text:style-name="P1"/>
      <text:p text:style-name="P1">trojan https://etproxypool.cf/trojan/sub</text:p>
      <text:p text:style-name="P1"/>
      <text:p text:style-name="P1">https://1rmb.tk/clash/proxies</text:p>
      <text:p text:style-name="P1"/>
      <text:p text:style-name="P1">ss https://1rmb.tk/ss/sub<text:tab/></text:p>
      <text:p text:style-name="P1"/>
      <text:p text:style-name="P1">ss-sip002<text:tab/>https://1rmb.tk/sip002/sub<text:tab/></text:p>
      <text:p text:style-name="P1"/>
      <text:p text:style-name="P1">ssr https://1rmb.tk/ssr/sub</text:p>
      <text:p text:style-name="P1"/>
      <text:p text:style-name="P1">vmess https://1rmb.tk/vmess/sub<text:tab/></text:p>
      <text:p text:style-name="P1"/>
      <text:p text:style-name="P1">trojan https://1rmb.tk/trojan/sub</text:p>
      <text:p text:style-name="P1"/>
      <text:p text:style-name="P1">ss: http://8.136.5.236/ss/sub</text:p>
      <text:p text:style-name="P1"/>
      <text:p text:style-name="P1"><text:soft-page-break/>ss-sip002: http://8.136.5.236/sip002/sub</text:p>
      <text:p text:style-name="P1"/>
      <text:p text:style-name="P1">ssr: http://8.136.5.236/ssr/sub</text:p>
      <text:p text:style-name="P1"/>
      <text:p text:style-name="P1">vmess: http://8.136.5.236/vmess/sub</text:p>
      <text:p text:style-name="P1"/>
      <text:p text:style-name="P1">trojan: http://8.136.5.236/trojan/sub</text:p>
      <text:p text:style-name="P1"/>
      <text:p text:style-name="P1">全部订阅：http://8.136.5.236/clash/proxies</text:p>
      <text:p text:style-name="P1"/>
      <text:p text:style-name="P1">ShadowRocket复制订阅</text:p>
      <text:p text:style-name="P1"/>
      <text:p text:style-name="P1">https://hm2019721.ml/clash/proxies</text:p>
      <text:p text:style-name="P1"/>
      <text:p text:style-name="P1">ss https://hm2019721.ml/ss/sub</text:p>
      <text:p text:style-name="P1"/>
      <text:p text:style-name="P1">ss-sip002<text:tab/>https://hm2019721.ml/sip002/sub</text:p>
      <text:p text:style-name="P1"/>
      <text:p text:style-name="P1">ssr https://hm2019721.ml/ssr/sub</text:p>
      <text:p text:style-name="P1"/>
      <text:p text:style-name="P1">vmess https://hm2019721.ml/vmess/sub</text:p>
      <text:p text:style-name="P1"/>
      <text:p text:style-name="P1">trojan https://hm2019721.ml/trojan/sub</text:p>
      <text:p text:style-name="P1"/>
      <text:p text:style-name="P1">ss: https://hello.stgod.com/ss/sub</text:p>
      <text:p text:style-name="P1"><text:soft-page-break/></text:p>
      <text:p text:style-name="P1">ss-sip002: https://hello.stgod.com/sip002/sub</text:p>
      <text:p text:style-name="P1"/>
      <text:p text:style-name="P1">ssr: https://hello.stgod.com/ssr/sub</text:p>
      <text:p text:style-name="P1"/>
      <text:p text:style-name="P1">vmess: https://hello.stgod.com/vmess/sub</text:p>
      <text:p text:style-name="P1"/>
      <text:p text:style-name="P1">trojan: https://hello.stgod.com/trojan/sub</text:p>
      <text:p text:style-name="P1"/>
      <text:p text:style-name="P1">ss https://www.qunima.cc/ss/sub</text:p>
      <text:p text:style-name="P1"/>
      <text:p text:style-name="P1">ss-sip002<text:tab/>https://www.qunima.cc/sip002/sub</text:p>
      <text:p text:style-name="P1"/>
      <text:p text:style-name="P1">ssr https://www.qunima.cc/ssr/sub<text:tab/></text:p>
      <text:p text:style-name="P1"/>
      <text:p text:style-name="P1">vmess https://www.qunima.cc/vmess/sub</text:p>
      <text:p text:style-name="P1"/>
      <text:p text:style-name="P1">trojan https://www.qunima.cc/trojan/sub</text:p>
      <text:p text:style-name="P1"/>
      <text:p text:style-name="P1">全部订阅：https://jiedian.faka77.tk/clash/proxies</text:p>
      <text:p text:style-name="P1"/>
      <text:p text:style-name="P1">常用国家：https://jiedian.faka77.tk/clash/proxies?c=HK,TW,US,JP,SG</text:p>
      <text:p text:style-name="P1"/>
      <text:p text:style-name="P1"><text:soft-page-break/>ss: https://jiedian.faka77.tk/ss/sub</text:p>
      <text:p text:style-name="P1"/>
      <text:p text:style-name="P1">ss-sip002: https://jiedian.faka77.tk/sip002/sub</text:p>
      <text:p text:style-name="P1"/>
      <text:p text:style-name="P1">ssr: https://jiedian.faka77.tk/ssr/sub</text:p>
      <text:p text:style-name="P1"/>
      <text:p text:style-name="P1">vmess: https://jiedian.faka77.tk/vmess/sub</text:p>
      <text:p text:style-name="P1"/>
      <text:p text:style-name="P1">trojan: https://jiedian.faka77.tk/trojan/sub</text:p>
      <text:p text:style-name="P1"/>
      <text:p text:style-name="P1"/>
      <text:p text:style-name="P1"/>
      <text:p text:style-name="P1">SS</text:p>
      <text:p text:style-name="P1"/>
      <text:p text:style-name="P1">https://proxy.yugogo.xyz/ss/sub</text:p>
      <text:p text:style-name="P1"/>
      <text:p text:style-name="P1">复制</text:p>
      <text:p text:style-name="P1"/>
      <text:p text:style-name="P1">ss-sip002</text:p>
      <text:p text:style-name="P1"/>
      <text:p text:style-name="P1">https://proxy.yugogo.xyz/sip002/sub</text:p>
      <text:p text:style-name="P1"/>
      <text:p text:style-name="P1">复制</text:p>
      <text:p text:style-name="P1"/>
      <text:p text:style-name="P1"><text:soft-page-break/>ssr</text:p>
      <text:p text:style-name="P1"/>
      <text:p text:style-name="P1">https://proxy.yugogo.xyz/ssr/sub</text:p>
      <text:p text:style-name="P1"/>
      <text:p text:style-name="P1">复制</text:p>
      <text:p text:style-name="P1"/>
      <text:p text:style-name="P1">虚拟机</text:p>
      <text:p text:style-name="P1"/>
      <text:p text:style-name="P1">https://proxy.yugogo.xyz/vmess/sub</text:p>
      <text:p text:style-name="P1"/>
      <text:p text:style-name="P1">复制</text:p>
      <text:p text:style-name="P1"/>
      <text:p text:style-name="P1">木马</text:p>
      <text:p text:style-name="P1"/>
      <text:p text:style-name="P1">https://proxy.yugogo.xyz/trojan/sub</text:p>
      <text:p text:style-name="P1"/>
      <text:p text:style-name="P1"/>
      <text:p text:style-name="P1"/>
      <text:p text:style-name="P1"/>
      <text:p text:style-name="P1"/>
      <text:p text:style-name="P1">Free Proxies - Heroku</text:p>
      <text:p text:style-name="P1"/>
      <text:p text:style-name="P1">将结果来源限定为 sspool.herokuapp.comhttps://sspool.herokuapp.com</text:p>
      <text:p text:style-name="P1"><text:soft-page-break/></text:p>
      <text:p text:style-name="P1">Free Proxies</text:p>
      <text:p text:style-name="P1"/>
      <text:p text:style-name="P1">将结果来源限定为 clashpool.mlhttps://www.clashpool.ml</text:p>
      <text:p text:style-name="P1"/>
      <text:p text:style-name="P1">Free Proxies</text:p>
      <text:p text:style-name="P1"/>
      <text:p text:style-name="P1">将结果来源限定为 emby.luoml.eu.orgemby.luoml.eu.org</text:p>
      <text:p text:style-name="P1"/>
      <text:p text:style-name="P1">Free Proxies</text:p>
      <text:p text:style-name="P1"/>
      <text:p text:style-name="P1">将结果来源限定为 60.205.189.2560.205.189.25</text:p>
      <text:p text:style-name="P1"/>
      <text:p text:style-name="P1">Free Proxies</text:p>
      <text:p text:style-name="P1"/>
      <text:p text:style-name="P1">将结果来源限定为 1rmb.tkhttps://1rmb.tk</text:p>
      <text:p text:style-name="P1"/>
      <text:p text:style-name="P1">KingFu景福@YouTuBe-永久免费ss、ssr、vmess、torjan节点分享</text:p>
      <text:p text:style-name="P1"/>
      <text:p text:style-name="P1">将结果来源限定为 free.kingfu.cfhttps://free.kingfu.cf</text:p>
      <text:p text:style-name="P1"/>
      <text:p text:style-name="P1"><text:soft-page-break/>Free Proxies</text:p>
      <text:p text:style-name="P1"/>
      <text:p text:style-name="P1">将结果来源限定为 qunima.cchttps://www.qunima.cc</text:p>
      <text:p text:style-name="P1"/>
      <text:p text:style-name="P1">免费节点 - Heroku</text:p>
      <text:p text:style-name="P1"/>
      <text:p text:style-name="P1">将结果来源限定为 free886.herokuapp.comhttps://free886.herokuapp.com</text:p>
      <text:p text:style-name="P1"/>
      <text:p text:style-name="P1">免费节点</text:p>
      <text:p text:style-name="P1"/>
      <text:p text:style-name="P1">将结果来源限定为 upan.tkhttps://upan.tk</text:p>
      <text:p text:style-name="P1"/>
      <text:p text:style-name="P1">具体操作方法如下：</text:p>
      <text:p text:style-name="P1"/>
      <text:p text:style-name="P1">先将vmess 信息粘贴到Chrome浏览器进行验证，</text:p>
      <text:p text:style-name="P1"/>
      <text:p text:style-name="P1">复制贝特64位编码信息到winxary里面转换成 vmess信息，再全选复制粘贴到边缘转换里面转换成clash订阅链接，即可使用科学上网了。</text:p>
      <text:p text:style-name="P1"/>
      <text:p text:style-name="P1">Http://etproxypool.cf/vmess/sub</text:p>
      <text:p text:style-name="P1"/>
      <text:p text:style-name="P1"><text:soft-page-break/>具体有以前的基础，不是一下子就能说清楚的，我自己知道怎么做。</text:p>
      <text:p text:style-name="P1"/>
      <text:p text:style-name="P1">0618全网节点精选总池制作的clash订阅链接：</text:p>
      <text:p text:style-name="P1"/>
      <text:p text:style-name="P1">https://pub-api-1.bianyuan.xyz/sub?target=clash&amp;url=vmess%3A%2F%2Few0KICAidiI6ICIyIiwNCiAgInBzIjogIlJlbGF5X%2FCfh6jwn4ezQ04t8J%2BHufCfh7xUV18xODI2IiwNCiAgImFkZCI6ICJuZ3p5ZC0xLm9rZXgtdHJhZGVib3QueHl6IiwNCiAgInBvcnQiOiAiMzAwMTIiLA0KICAiaWQiOiAiYjgyZGQ5ODEtZWMyZi00NGZjLWJmY2YtNDk2MWIyNGJlM2RiIiwNCiAgImFpZCI6ICIxIiwNCiAgInNjeSI6ICJhdXRvIiwNCiAgIm5ldCI6ICJ3cyIsDQogICJ0eXBlIjogIm5vbmUiLA0KICAiaG9zdCI6ICIiLA0KICAicGF0aCI6ICIvIiwNCiAgInRscyI6ICIiLA0KICAic25pIjogIiINCn0%3D%7Cvmess%3A%2F%2Few0KICAidiI6ICIyIiwNCiAgInBzIjogIvCfh7rwn4e4IFVTXzcxIiwNCiAgImFkZCI6ICIxOTguMi4yMDAuMjE3IiwNCiAgInBvcnQiOiAiNDQzIiwNCiAgImlkIjogIjJhMjNkYmQ1LTA5Y2YtNGFhOC1hODM1LTMy<text:soft-page-break/>MzA3MjhjNDk3MyIsDQogICJhaWQiOiAiNjQiLA0KICAic2N5IjogImF1dG8iLA0KICAibmV0IjogIndzIiwNCiAgInR5cGUiOiAibm9uZSIsDQogICJob3N0IjogInd3dy40ODE2ODQ0My54eXoiLA0KICAicGF0aCI6ICIvcGF0aC8yOTA1MTYzMjE4MzAiLA0KICAidGxzIjogInRscyIsDQogICJzbmkiOiAiIg0KfQ%3D%3D%7Cvmess%3A%2F%2Few0KICAidiI6ICIyIiwNCiAgInBzIjogIlJlbGF5X%2FCfh7rwn4e4VVMt8J%2BPgVpaXzQ4MTgiLA0KICAiYWRkIjogIkFueWNhc3QwMi52MmN5LmNvbSIsDQogICJwb3J0IjogIjgwIiwNCiAgImlkIjogIjU4NmZiODg5LTYxZWUtNDJkOS1iMzc0LWMxNDQwYjBhMDY2NCIsDQogICJhaWQiOiAiMSIsDQogICJzY3kiOiAiYXV0byIsDQogICJuZXQiOiAid3MiLA0KICAidHlwZSI6ICJub25lIiwNCiAgImhvc3QiOiAiZG4tYWl6bmt1MnQuY24yLnJ1bi5neHUuZWR1LmNuIiwNCiAgInBhdGgiOiAiLyIsDQogICJ0bHMiOiAiIiwNCiAgInNuaSI6ICIiDQp9%7Cvmess%3A%2F%2Few0KICAidiI6ICIyIiwNCiAgInBzIjogIvCfh7rwn4e4VVNfNDgxOSIsDQogICJhZGQiOiAiMTczLjIzMC4xNDYuMjM0IiwNCi<text:soft-page-break/>AgInBvcnQiOiAiMzY3ODgiLA0KICAiaWQiOiAiQjIyQzJGNTctMDE4OS0yNUU3LTc5RkEtOTA3MTdFMjEyNzQ4IiwNCiAgImFpZCI6ICI2NCIsDQogICJzY3kiOiAiYXV0byIsDQogICJuZXQiOiAid3MiLA0KICAidHlwZSI6ICJub25lIiwNCiAgImhvc3QiOiAiIiwNCiAgInBhdGgiOiAiLyIsDQogICJ0bHMiOiAiIiwNCiAgInNuaSI6ICIiDQp9%7Cvmess%3A%2F%2Few0KICAidiI6ICIyIiwNCiAgInBzIjogIvCfh7rwn4e4VVNfMTQ3IHwzNC41OE1iIiwNCiAgImFkZCI6ICIxOTMuNDIuOTYuOTgiLA0KICAicG9ydCI6ICIzMDEwNCIsDQogICJpZCI6ICJjN2QwM2U1OS04ZmZmLTQ2M2UtOTU4OS05ZjgwOTlkM2UzNjYiLA0KICAiYWlkIjogIjY0IiwNCiAgInNjeSI6ICJhdXRvIiwNCiAgIm5ldCI6ICJ0Y3AiLA0KICAidHlwZSI6ICJub25lIiwNCiAgImhvc3QiOiAiIiwNCiAgInBhdGgiOiAiLyIsDQogICJ0bHMiOiAiIiwNCiAgInNuaSI6ICIiDQp9%7Cvmess%3A%2F%2Few0KICAidiI6ICIyIiwNCiAgInBzIjogIlJlbGF5X%2FCfh7rwn4e4VVMt8J%2BHuvCfh7hVU18yNzk4IiwNCiAgImFkZCI6ICJrcjQudXV2Mi5jby51ayIsDQogICJ<text:soft-page-break/>wb3J0IjogIjQ0MyIsDQogICJpZCI6ICI1MmI5NDg5Zi03OTZhLTRhYzQtYmM5Zi0zZDljZmNjOTA3MzIiLA0KICAiYWlkIjogIjEiLA0KICAic2N5IjogImF1dG8iLA0KICAibmV0IjogIndzIiwNCiAgInR5cGUiOiAibm9uZSIsDQogICJob3N0IjogIiIsDQogICJwYXRoIjogIi8iLA0KICAidGxzIjogInRscyIsDQogICJzbmkiOiAiIg0KfQ%3D%3D%7Cvmess%3A%2F%2Few0KICAidiI6ICIyIiwNCiAgInBzIjogIlJlbGF5X%2FCfh7rwn4e4VVMt8J%2BHuvCfh7hVU18yNjg0IiwNCiAgImFkZCI6ICIyMy4yMjQuMzAuNjkiLA0KICAicG9ydCI6ICI0NDMiLA0KICAiaWQiOiAiNjg4ZjRiNWQtY2U5YS00NzI5LWFiZTUtYjY2Y2E5NmIyZWU5IiwNCiAgImFpZCI6ICI2NCIsDQogICJzY3kiOiAiYXV0byIsDQogICJuZXQiOiAid3MiLA0KICAidHlwZSI6ICJub25lIiwNCiAgImhvc3QiOiAid3d3LjM2NzczODE4Lnh5eiIsDQogICJwYXRoIjogIi9mb290ZXJzIiwNCiAgInRscyI6ICJ0bHMiLA0KICAic25pIjogIiINCn0%3D%7Cvmess%3A%2F%2Few0KICAidiI6ICIyIiwNCiAgInBzIjogIlJlbGF5XyB8IDQuNzVNYiIsDQogICJhZG<text:soft-page-break/>QiOiAiMjMuMjI0LjMwLjc0IiwNCiAgInBvcnQiOiAiNDQzIiwNCiAgImlkIjogIjI4MzRlMTg3LTVmMzQtNDUyNy1hNDM2LWRmNzY4MmE4OTk3NSIsDQogICJhaWQiOiAiNjQiLA0KICAic2N5IjogImF1dG8iLA0KICAibmV0IjogIndzIiwNCiAgInR5cGUiOiAibm9uZSIsDQogICJob3N0IjogInd3dy43NDY0NzY5MS54eXoiLA0KICAicGF0aCI6ICIvZm9vdGVycyIsDQogICJ0bHMiOiAidGxzIiwNCiAgInNuaSI6ICIiDQp9%7Cvmess%3A%2F%2Few0KICAidiI6ICIyIiwNCiAgInBzIjogIl8xNzQ3IiwNCiAgImFkZCI6ICIxMzguMjAxLjE1MC41MiIsDQogICJwb3J0IjogIjMzOTU3IiwNCiAgImlkIjogIjg5Y2VlMjIxLWIwNmMtNDZjNS1mMGQ3LTRmZDNmNDc0MGI5NyIsDQogICJhaWQiOiAiNjQiLA0KICAic2N5IjogImF1dG8iLA0KICAibmV0IjogInRjcCIsDQogICJ0eXBlIjogIm5vbmUiLA0KICAiaG9zdCI6ICIiLA0KICAicGF0aCI6ICIiLA0KICAidGxzIjogIiIsDQogICJzbmkiOiAiIg0KfQ%3D%3D%7Cvmess%3A%2F%2Few0KICAidiI6ICIyIiwNCiAgInBzIjogIlJlbGF5X%2FCfh7Pwn4exTkwt8J%2BHs%2FCfh7FOTF8yMjM3IiwNCiAgImFkZCI<text:soft-page-break/>6ICI0Ni4xODIuMTA3LjgxIiwNCiAgInBvcnQiOiAiNDQzIiwNCiAgImlkIjogIjM3YzI5ZjQyLWI3YzctNDBjNy05ZGE5LTc0M2RjYzQ4OTViYyIsDQogICJhaWQiOiAiNjQiLA0KICAic2N5IjogImF1dG8iLA0KICAibmV0IjogIndzIiwNCiAgInR5cGUiOiAibm9uZSIsDQogICJob3N0IjogInd3dy42MzY4MTQ1OS54eXoiLA0KICAicGF0aCI6ICIvZm9vdGVycyIsDQogICJ0bHMiOiAidGxzIiwNCiAgInNuaSI6ICIiDQp9%7Cvmess%3A%2F%2Few0KICAidiI6ICIyIiwNCiAgInBzIjogIlJlbGF5X%2FCfh7Pwn4exTkwt8J%2BHs%2FCfh7FOTF8yMTQ5IiwNCiAgImFkZCI6ICI0Ni4xODIuMTA3LjQ2IiwNCiAgInBvcnQiOiAiNDQzIiwNCiAgImlkIjogImZlNWY2OWU3LWUxODMtNDM5Yi05NTBiLTgyMjFlZjA2NTFmMiIsDQogICJhaWQiOiAiNjQiLA0KICAic2N5IjogImF1dG8iLA0KICAibmV0IjogIndzIiwNCiAgInR5cGUiOiAibm9uZSIsDQogICJob3N0IjogInd3dy4yNzQzMDI0OC54eXoiLA0KICAicGF0aCI6ICIvZm9vdGVycyIsDQogICJ0bHMiOiAidGxzIiwNCiAgInNuaSI6ICIiDQp9%7Cvmess%3A%2F%2Few0KICAidiI6ICIyIiwNCiAgInBzIjogI<text:soft-page-break/>vCfh6zwn4enIEdCXzI3IiwNCiAgImFkZCI6ICIzNS4xNzguNjguMTUyIiwNCiAgInBvcnQiOiAiNDc2MTEiLA0KICAiaWQiOiAiOTdhNGQxNjctYjM2MS00OGI4LWIwMDQtOGJjNDU2NjllMzM0IiwNCiAgImFpZCI6ICIwIiwNCiAgInNjeSI6ICJhdXRvIiwNCiAgIm5ldCI6ICJ0Y3AiLA0KICAidHlwZSI6ICJub25lIiwNCiAgImhvc3QiOiAiIiwNCiAgInBhdGgiOiAiLyIsDQogICJ0bHMiOiAiIiwNCiAgInNuaSI6ICIiDQp9%7Cvmess%3A%2F%2Few0KICAidiI6ICIyIiwNCiAgInBzIjogIlBvb2xf8J%2BHuvCfh7hVU18yNjc0IiwNCiAgImFkZCI6ICIyMy4yMjUuMTI1LjE5NSIsDQogICJwb3J0IjogIjQ0MyIsDQogICJpZCI6ICI0MTgwNDhhZi1hMjkzLTRiOTktOWIwYy05OGNhMzU4MGRkMjQiLA0KICAiYWlkIjogIjY0IiwNCiAgInNjeSI6ICJhdXRvIiwNCiAgIm5ldCI6ICJ3cyIsDQogICJ0eXBlIjogIm5vbmUiLA0KICAiaG9zdCI6ICJ3d3cuOTEzNzA3NDQueHl6IiwNCiAgInBhdGgiOiAiL3BhdGgvMzAxMTA5MTcyMDAxIiwNCiAgInRscyI6ICJ0bHMiLA0KICAic25pIjogIiINCn0%3D%7Cvmess%3A%2F<text:soft-page-break/>%2Few0KICAidiI6ICIyIiwNCiAgInBzIjogIvCfh6zwn4enR0JfNDggfDMzLjUzTWIiLA0KICAiYWRkIjogIjUuMTgzLjEwMS4yMDAiLA0KICAicG9ydCI6ICIzNTM3NCIsDQogICJpZCI6ICI2MjgzNjczMy0wMDE0LTQwMTQtZTBlMy05MDhlZWEyZjMwNjMiLA0KICAiYWlkIjogIjY0IiwNCiAgInNjeSI6ICJhdXRvIiwNCiAgIm5ldCI6ICJ0Y3AiLA0KICAidHlwZSI6ICJub25lIiwNCiAgImhvc3QiOiAiIiwNCiAgInBhdGgiOiAiLyIsDQogICJ0bHMiOiAiIiwNCiAgInNuaSI6ICIiDQp9%7Cvmess%3A%2F%2Few0KICAidiI6ICIyIiwNCiAgInBzIjogIvCfh6nwn4eqIERFXzE4IiwNCiAgImFkZCI6ICI1LjE4My4xNzkuOTQiLA0KICAicG9ydCI6ICI0NzE0OCIsDQogICJpZCI6ICI3MzBjYjk0ZC0wMTJhLTRiZmMtYWEyYS0xNTczZjYzZTU5MDUiLA0KICAiYWlkIjogIjAiLA0KICAic2N5IjogImF1dG8iLA0KICAibmV0IjogInRjcCIsDQogICJ0eXBlIjogIm5vbmUiLA0KICAiaG9zdCI6ICIiLA0KICAicGF0aCI6ICIvIiwNCiAgInRscyI6ICIiLA0KICAic25pIjogIiINCn0%3D%7Cvmess%3A%2F%2Few0KICAidiI6ICIyIiwNCiAgInBzIjogI<text:soft-page-break/>vCfh7Xwn4exUExfMjkwNSIsDQogICJhZGQiOiAiOTUuMjE0LjU1LjExOCIsDQogICJwb3J0IjogIjUwODI1IiwNCiAgImlkIjogIjBjZmIxMDYzLTA1MWUtNGE1Ni1jY2FjLTI3OTQ3NzEwZWEwZSIsDQogICJhaWQiOiAiNjQiLA0KICAic2N5IjogImF1dG8iLA0KICAibmV0IjogInRjcCIsDQogICJ0eXBlIjogIm5vbmUiLA0KICAiaG9zdCI6ICIiLA0KICAicGF0aCI6ICIvIiwNCiAgInRscyI6ICIiLA0KICAic25pIjogIiINCn0%3D%7Cvmess%3A%2F%2Few0KICAidiI6ICIyIiwNCiAgInBzIjogIlBvb2xf8J%2BHuvCfh7hVU18yNjY1IiwNCiAgImFkZCI6ICIyMy4yMjUuMjguMTcyIiwNCiAgInBvcnQiOiAiNDQzIiwNCiAgImlkIjogIjVhYzNkNjEwLTE4MDItNDkxYi1hYjA2LWRhZDliYmQ4M2ZmMSIsDQogICJhaWQiOiAiNjQiLA0KICAic2N5IjogImF1dG8iLA0KICAibmV0IjogIndzIiwNCiAgInR5cGUiOiAibm9uZSIsDQogICJob3N0IjogInd3dy4xMDg1NTk0NS54eXoiLA0KICAicGF0aCI6ICIvZm9vdGVycyIsDQogICJ0bHMiOiAidGxzIiwNCiAgInNuaSI6ICIiDQp9%7Cvmess%3A%2F<text:soft-page-break/>%2Few0KICAidiI6ICIyIiwNCiAgInBzIjogIvCfh6jwn4emQ0FfMjIgfCA5Ljk0TWIiLA0KICAiYWRkIjogIjE2NS4xNTQuMjM0LjE1MiIsDQogICJwb3J0IjogIjQyNTQxIiwNCiAgImlkIjogIjQxYmZkZjUzLWEwM2MtNDIzMy1hODZhLWY5ODFhMDAyZDc1MyIsDQogICJhaWQiOiAiMCIsDQogICJzY3kiOiAiYXV0byIsDQogICJuZXQiOiAidGNwIiwNCiAgInR5cGUiOiAibm9uZSIsDQogICJob3N0IjogIiIsDQogICJwYXRoIjogIi8iLA0KICAidGxzIjogIiIsDQogICJzbmkiOiAiIg0KfQ%3D%3D%7Cvmess%3A%2F%2Few0KICAidiI6ICIyIiwNCiAgInBzIjogIvCfh7Pwn4exTkxfNzkgfDYxLjg3TWIiLA0KICAiYWRkIjogIjQ2LjE4Mi4xMDcuMTQ3IiwNCiAgInBvcnQiOiAiNDQzIiwNCiAgImlkIjogIjFkNDc0ZjBiLWU3OGQtNGFmOS1iYzRhLWE1Mzk0NjdiYzdhNyIsDQogICJhaWQiOiAiNjQiLA0KICAic2N5IjogImF1dG8iLA0KICAibmV0IjogIndzIiwNCiAgInR5cGUiOiAibm9uZSIsDQogICJob3N0IjogInd3dy43MzIwNzYzNS54eXoiLA0KICAicGF0aCI6ICIvZm9vdGVycyIsDQogICJ0bHMiOiAidGxzIiwNCiAgInNuaSI6ICIiDQp9%7Cvmess%3A%2F<text:soft-page-break/>%2Few0KICAidiI6ICIyIiwNCiAgInBzIjogIvCfh6nwn4eqREVfMTg2NCIsDQogICJhZGQiOiAiMTguMTkzLjEyMi4xMjMiLA0KICAicG9ydCI6ICIyNTI3NSIsDQogICJpZCI6ICJlZWJmZTc2YS1jNzFmLTQ5ZTQtZjk4My05ODMzODRkNWRhZGYiLA0KICAiYWlkIjogIjY0IiwNCiAgInNjeSI6ICJhdXRvIiwNCiAgIm5ldCI6ICJ0Y3AiLA0KICAidHlwZSI6ICJub25lIiwNCiAgImhvc3QiOiAiIiwNCiAgInBhdGgiOiAiLyIsDQogICJ0bHMiOiAiIiwNCiAgInNuaSI6ICIiDQp9%7Cvmess%3A%2F%2Few0KICAidiI6ICIyIiwNCiAgInBzIjogIl8xNzMzIiwNCiAgImFkZCI6ICI1NC4yMTUuMjM0LjE4MiIsDQogICJwb3J0IjogIjE0OTI0IiwNCiAgImlkIjogImQwOTk4MjRkLTgyNTktNGM0NS1mNmFiLWMxODk2Zjc0MTM5MyIsDQogICJhaWQiOiAiNjQiLA0KICAic2N5IjogImF1dG8iLA0KICAibmV0IjogInRjcCIsDQogICJ0eXBlIjogIm5vbmUiLA0KICAiaG9zdCI6ICIiLA0KICAicGF0aCI6ICIiLA0KICAidGxzIjogIiIsDQogICJzbmkiOiAiIg0KfQ%3D%3D%7Cvmess%3A%2F%2Few0KICAidiI6ICIyIiwNCiAgInBzIjogIl8xNzUxIiwNCiAgImFkZCI6ICIxMzUuMT<text:soft-page-break/>Q4LjI3LjEyNyIsDQogICJwb3J0IjogIjgwIiwNCiAgImlkIjogIjNkMzAyYjY2LTU4OTYtNDFjMS04ODI2LTI5YjhhZjY4ZGYyZiIsDQogICJhaWQiOiAiNjQiLA0KICAic2N5IjogImF1dG8iLA0KICAibmV0IjogIndzIiwNCiAgInR5cGUiOiAibm9uZSIsDQogICJob3N0IjogIiIsDQogICJwYXRoIjogIi9zc2hvY2VhbiIsDQogICJ0bHMiOiAiIiwNCiAgInNuaSI6ICIiDQp9%7Cvmess%3A%2F%2Few0KICAidiI6ICIyIiwNCiAgInBzIjogIlBvb2xf8J%2BHs%2FCfh7FOTF8yMTQ4IiwNCiAgImFkZCI6ICI0Ni4xODIuMTA3LjMiLA0KICAicG9ydCI6ICI0NDMiLA0KICAiaWQiOiAiYmNjYTIzZWEtYmU3My00Y2FmLWIxNDMtY2JhYjJiZTkzMTQ1IiwNCiAgImFpZCI6ICI2NCIsDQogICJzY3kiOiAiYXV0byIsDQogICJuZXQiOiAid3MiLA0KICAidHlwZSI6ICJub25lIiwNCiAgImhvc3QiOiAid3d3LjMzOTYwODcwLnh5eiIsDQogICJwYXRoIjogIi9mb290ZXJzIiwNCiAgInRscyI6ICJ0bHMiLA0KICAic25pIjogIiINCn0%3D%7Cvmess%3A%2F%2Few0KICAidiI6ICIyIiwNCiAgInBzIjogIlJlbGF5X%2FCfh7Pwn4exTkwt8J%2BHs<text:soft-page-break/>%2FCfh7FOTF8yNzgxIiwNCiAgImFkZCI6ICIxNTQuODQuMS4xMTYiLA0KICAicG9ydCI6ICI0NDMiLA0KICAiaWQiOiAiMjBiMzA5MTYtZTIwMy00MTJlLThlYzAtOTAwZjNhY2QzNTg4IiwNCiAgImFpZCI6ICI2NCIsDQogICJzY3kiOiAiYXV0byIsDQogICJuZXQiOiAid3MiLA0KICAidHlwZSI6ICJub25lIiwNCiAgImhvc3QiOiAid3d3LjI1OTM2OTExLnh5eiIsDQogICJwYXRoIjogIi9mb290ZXJzIiwNCiAgInRscyI6ICJ0bHMiLA0KICAic25pIjogIiINCn0%3D%7Cvmess%3A%2F%2Few0KICAidiI6ICIyIiwNCiAgInBzIjogIlJlbGF5X%2FCfh7rwn4e4VVMt8J%2BHuvCfh7hVU18yODAyIiwNCiAgImFkZCI6ICIyMy4yMjQuMzAuNzAiLA0KICAicG9ydCI6ICI0NDMiLA0KICAiaWQiOiAiNjg4ZjRiNWQtY2U5YS00NzI5LWFiZTUtYjY2Y2E5NmIyZWU5IiwNCiAgImFpZCI6ICI2NCIsDQogICJzY3kiOiAiYXV0byIsDQogICJuZ</text:p>
      <text:p text:style-name="P1">XQiOiAid3MiLA0KICAidHlwZSI6ICJub25lIiwNCiAgImhvc3QiOiAid3d3LjM2NzczODE4Lnh5eiIsDQogICJwYXRoIjogIi9mb290ZXJzIiwNCiAgInRscyI6ICJ0bHMiLA0KICA<text:soft-page-break/>ic25pIjogIiINCn0%3D%7Cvmess%3A%2F%2Few0KICAidiI6ICIyIiwNCiAgInBzIjogIlJlbGF5X%2FCfh7rwn4e4VVMt8J%2BHuvCfh7hVU18yODE3IiwNCiAgImFkZCI6ICJpY29vay50dyIsDQogICJwb3J0IjogIjQ0MyIsDQogICJpZCI6ICIyNzExNjAyZC1mMmM0LTRjYTItOTM0OS0wN2U5MmM5MzAzMGEiLA0KICAiYWlkIjogIjAiLA0KICAic2N5IjogImF1dG8iLA0KICAibmV0IjogIndzIiwNCiAgInR5cGUiOiAibm9uZSIsDQogICJob3N0IjogIndzLnByb3h5cG9vbC5nYSIsDQogICJwYXRoIjogIi93c3NfcHJveHkuaHRtbCIsDQogICJ0bHMiOiAidGxzIiwNCiAgInNuaSI6ICIiDQp9%7Cvmess%3A%2F%2Few0KICAidiI6ICIyIiwNCiAgInBzIjogIvCfh7rwn4e4VVNfMTQxIHwzMi44OE1iIiwNCiAgImFkZCI6ICI0NS44OC4xNzkuMzUiLA0KICAicG9ydCI6ICI0NDY1NyIsDQogICJpZCI6ICIwODVlNjgxNS1lNDc2LTQxMWEtYTlhNi00ZTUzMDZhMWI4NzUiLA0KICAiYWlkIjogIjAiLA0KICAic2N5IjogImF1dG8iLA0KICAibmV0IjogInRjcCIsDQogICJ0eXBlIjogIm5vbmUiLA0KICAiaG9zdCI6ICIiLA0KICAicGF0aCI6ICIvIiwNCiAg<text:soft-page-break/>InRscyI6ICIiLA0KICAic25pIjogIiINCn0%3D%7Cvmess%3A%2F%2Few0KICAidiI6ICIyIiwNCiAgInBzIjogIlJlbGF5X%2FCfh6jwn4ezQ04t8J%2BHuvCfh7hVU182NjMiLA0KICAiYWRkIjogIm5nenlkLTEub2tleC10cmFkZWJvdC54eXoiLA0KICAicG9ydCI6ICIzMDAwMCIsDQogICJpZCI6ICJiODJkZDk4MS1lYzJmLTQ0ZmMtYmZjZi00OTYxYjI0YmUzZGIiLA0KICAiYWlkIjogIjEiLA0KICAic2N5IjogImF1dG8iLA0KICAibmV0IjogIndzIiwNCiAgInR5cGUiOiAibm9uZSIsDQogICJob3N0IjogIiIsDQogICJwYXRoIjogIi8iLA0KICAidGxzIjogIiIsDQogICJzbmkiOiAiIg0KfQ%3D%3D%7Cvmess%3A%2F%2Few0KICAidiI6ICIyIiwNCiAgInBzIjogIlJlbGF5X%2FCfh7rwn4e4VVMt8J%2BHr%2FCfh7VKUF8yNjcxIiwNCiAgImFkZCI6ICJzdXBlcmFnYS5va3Zwbi5jbG91ZCIsDQogICJwb3J0IjogIjEyMDAwIiwNCiAgImlkIjogImI2ZmVmN2EzLTAwZDMtNGNlZi05NjFhLWRjYWRiNjk5NzVmYSIsDQogICJhaWQiOiAiMSIsDQogICJzY3kiOiAiYXV0byIsDQogICJuZXQiOiAid3MiLA0KICAidHlwZSI6ICJub25lIiwNCiAgImhvc3QiOiAic3Vw<text:soft-page-break/>ZXItaGsuc21keW5ldC5jb20iLA0KICAicGF0aCI6ICIvY2N0djEzL2hkLm0zdTgiLA0KICAidGxzIjogIiIsDQogICJzbmkiOiAiIg0KfQ%3D%3D%7Cvmess%3A%2F%2Few0KICAidiI6ICIyIiwNCiAgInBzIjogIlBvb2xf8J%2BHs%2FCfh7FOTF8yMTU0IiwNCiAgImFkZCI6ICI0Ni4xODIuMTA3LjE0NiIsDQogICJwb3J0IjogIjQ0MyIsDQogICJpZCI6ICJhY2VkZDhlMC1lNjU0LTRhNDAtOTM1ZC01NTk0YzZjMTE0YmQiLA0KICAiYWlkIjogIjY0IiwNCiAgInNjeSI6ICJhdXRvIiwNCiAgIm5ldCI6ICJ3cyIsDQogICJ0eXBlIjogIm5vbmUiLA0KICAiaG9zdCI6ICJ3d3cuNjEwMjA4NjEueHl6IiwNCiAgInBhdGgiOiAiL2Zvb3RlcnMiLA0KICAidGxzIjogInRscyIsDQogICJzbmkiOiAiIg0KfQ%3D%3D%7Cvmess%3A%2F%2Few0KICAidiI6ICIyIiwNCiAgInBzIjogIvCfh7Pwn4exTkxfMjIzMCIsDQogICJhZGQiOiAiNDYuMTgyLjEwNy4xNTMiLA0KICAicG9ydCI6ICI0NDMiLA0KICAiaWQiOiAiMTMwYzlmMmUtNDJiMS00ZWJmLWIzNDUtZTI2MTExYTA2MWY5IiwNCiAgImFpZCI6ICI2NCIsDQogICJzY3kiOiAiYX<text:soft-page-break/>V0byIsDQogICJuZXQiOiAid3MiLA0KICAidHlwZSI6ICJub25lIiwNCiAgImhvc3QiOiAid3d3LjUzMTAzNzM5Lnh5eiIsDQogICJwYXRoIjogIi9mb290ZXJzIiwNCiAgInRscyI6ICJ0bHMiLA0KICAic25pIjogIiINCn0%3D%7Cvmess%3A%2F%2Few0KICAidiI6ICIyIiwNCiAgInBzIjogIlJlbGF5X%2FCfh7rwn4e4VVMt8J%2BHqfCfh6pERV8xNDAgfDQwLjQwTWIiLA0KICAiYWRkIjogIjEwNC4yMS40OC4xNjEiLA0KICAicG9ydCI6ICI0NDMiLA0KICAiaWQiOiAiM2I1ZTI1OGUtOGM1ZS00NWQzLWI3ZDItMDJjOGY1ZmMwYmIyIiwNCiAgImFpZCI6ICI2NCIsDQogICJzY3kiOiAiYXV0byIsDQogICJuZXQiOiAid3MiLA0KICAidHlwZSI6ICJub25lIiwNCiAgImhvc3QiOiAiY2RuZGUuaXJ0ZXl6LnRvZGF5IiwNCiAgInBhdGgiOiAiLyIsDQogICJ0bHMiOiAidGxzIiwNCiAgInNuaSI6ICIiDQp9%7Cvmess%3A%2F%2Few0KICAidiI6ICIyIiwNCiAgInBzIjogIvCfh7rwn4e4IFVTXzYwIiwNCiAgImFkZCI6ICIxMDQuMTguNi4xMzgiLA0KICAicG9ydCI6ICI0NDMiLA0KICAiaWQiOiAiM2I1ZTI1OGUtOGM1ZS00NWQzLWI3ZDItM<text:soft-page-break/>DJjOGY1ZmMwYmIyIiwNCiAgImFpZCI6ICI2NCIsDQogICJzY3kiOiAiYXV0byIsDQogICJuZXQiOiAid3MiLA0KICAidHlwZSI6ICJub25lIiwNCiAgImhvc3QiOiAiY2RuZGUuaXJ0ZXl6LnRvZGF5IiwNCiAgInBhdGgiOiAiLyIsDQogICJ0bHMiOiAidGxzIiwNCiAgInNuaSI6ICIiDQp9%7Cvmess%3A%2F%2Few0KICAidiI6ICIyIiwNCiAgInBzIjogIlJlbGF5XyB8IDguNzFNYiIsDQogICJhZGQiOiAiY2RuZGUuaXJ0ZXl6LnRvZGF5IiwNCiAgInBvcnQiOiAiNDQzIiwNCiAgImlkIjogIjNiNWUyNThlLThjNWUtNDVkMy1iN2QyLTAyYzhmNWZjMGJiMiIsDQogICJhaWQiOiAiNjQiLA0KICAic2N5IjogImF1dG8iLA0KICAibmV0IjogIndzIiwNCiAgInR5cGUiOiAibm9uZSIsDQogICJob3N0IjogIiIsDQogICJwYXRoIjogIi8iLA0KICAidGxzIjogInRscyIsDQogICJzbmkiOiAiIg0KfQ%3D%3D%7C&amp;insert=false&amp;config=https%3A%2F%2Fraw.githubusercontent.com%2FACL4SSR%2FACL4SSR%2Fmaster%2FClash%2Fconfig%2FACL4SSR_Online.ini&amp;emoji=true&amp;list=false&amp;tfo=false&amp;scv=false&amp;fdn=false&amp;sort=false&amp;new_name=true</text:p>
      <text:p text:style-name="P1"><text:soft-page-break/></text:p>
      <text:p text:style-name="P1"/>
      <text:p text:style-name="P1"/>
      <text:p text:style-name="P1"><text:s/><text:tab/>在浏览器地址栏处输入以下地址，即可查询当前最新可用的美国所有类型（ss,ssr,vmess,trojan）节点信息。</text:p>
      <text:p text:style-name="P1"/>
      <text:p text:style-name="P1"/>
      <text:p text:style-name="P1">https://proxy.yugogo.xyz/clash/proxies?c=US</text:p>
      <text:p text:style-name="P1">在浏览器地址栏处输入以下地址，即可查询当前最新可用的美国日本台湾所有类型（ss,ssr,vmess,trojan）节点信息。新加坡=SG，加拿大=CA，英国=GB，澳大利亚=AU，德国=DE，法国=FR ,瑞士=CH，荷兰=NL，印度=ID，美国=US，日本=JP，香港=HK，台湾=TW</text:p>
      <text:p text:style-name="P1">https://proxy.yugogo.xyz/clash/proxies?c=US,JP,TW</text:p>
      <text:p text:style-name="P1">在浏览器地址栏处输入以下地址，即可查询当前美国最新可用所有vmess类型节点信息</text:p>
      <text:p text:style-name="P1">https://proxy.yugogo.xyz/clash/proxies?c=US,CA&amp;type=vmess</text:p>
      <text:p text:style-name="P1">在浏览器地址栏处输入以下地址，即可查询当前美国最新可用速度延迟在15-30的所有类型节点信息</text:p>
      <text:p text:style-name="P1"><text:soft-page-break/>https://proxy.yugogo.xyz/clash/proxies?c=US&amp;speed=15,30</text:p>
      <text:p text:style-name="P1">在浏览器地址栏处输入以下地址，即可查询当前最新可用速度延迟在15-30的所有类型节点信息</text:p>
      <text:p text:style-name="P1">https://proxy.yugogo.xyz/clash/proxies?speed=15,30</text:p>
      <text:p text:style-name="P1">在浏览器地址栏处输入以下地址，即可查询当前最新可用速度延迟在30的所有类型节点信息</text:p>
      <text:p text:style-name="P1">https://proxy.yugogo.xyz/clash/proxies?speed=30</text:p>
      <text:p text:style-name="P1">在浏览器地址栏处输入以下地址，即可查询当前最新可用的美国日本台湾所有vmess类型</text:p>
      <text:p text:style-name="P1">https://proxy.yugogo.xyz/clash/proxies?type=vmess</text:p>
      <text:p text:style-name="P1">在浏览器地址栏处输入以下地址，即可查询当前最新可用的美国日本台湾所有ss类型</text:p>
      <text:p text:style-name="P1">https://proxy.yugogo.xyz/clash/proxies?type=ss</text:p>
      <text:p text:style-name="P1">简短粘贴网址效果同上：</text:p>
      <text:p text:style-name="P1"/>
      <text:p text:style-name="P1">https://proxypoolss.tk/clash/proxies?c=CN,HK,TW,KR,JP,SG&amp;type=ss,vmess&amp;speed=30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09:42:30.275000000</meta:creation-date>
    <dc:date>2021-06-19T09:43:10.098000000</dc:date>
    <meta:editing-duration>PT45S</meta:editing-duration>
    <meta:editing-cycles>1</meta:editing-cycles>
    <meta:document-statistic meta:table-count="0" meta:image-count="0" meta:object-count="0" meta:page-count="31" meta:paragraph-count="147" meta:word-count="991" meta:character-count="19007" meta:non-whitespace-character-count="18924"/>
    <meta:generator>LibreOffice/7.1.2.2$Windows_X86_64 LibreOffice_project/8a45595d069ef5570103caea1b71cc9d82b2aae4</meta:generator>
  </office:meta>
</office:document-meta>
</file>